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3ebec" officeooo:paragraph-rsid="0033ebec"/>
    </style:style>
    <style:style style:name="P9" style:family="paragraph" style:parent-style-name="Table_20_Contents">
      <style:text-properties officeooo:rsid="0034d661" officeooo:paragraph-rsid="0034d661"/>
    </style:style>
    <style:style style:name="P10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1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2" style:family="paragraph" style:parent-style-name="Table_20_Contents">
      <style:text-properties officeooo:rsid="003c4738" officeooo:paragraph-rsid="003c4738"/>
    </style:style>
    <style:style style:name="P13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4" style:family="paragraph" style:parent-style-name="Table_20_Contents">
      <style:text-properties officeooo:rsid="003c5a26" officeooo:paragraph-rsid="003c5a26"/>
    </style:style>
    <style:style style:name="P15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6" style:family="paragraph" style:parent-style-name="Table_20_Contents">
      <style:text-properties officeooo:rsid="003d8d9f" officeooo:paragraph-rsid="003d8d9f"/>
    </style:style>
    <style:style style:name="P17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8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20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3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4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5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6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7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8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9" style:family="paragraph" style:parent-style-name="Table_20_Contents">
      <style:text-properties officeooo:rsid="004a4726" officeooo:paragraph-rsid="004a4726"/>
    </style:style>
    <style:style style:name="P30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2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4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5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6" style:family="paragraph" style:parent-style-name="Text_20_body">
      <style:text-properties officeooo:rsid="0015ad55" officeooo:paragraph-rsid="0015ad55"/>
    </style:style>
    <style:style style:name="P37" style:family="paragraph" style:parent-style-name="Text_20_body">
      <style:text-properties officeooo:rsid="0015ad55" officeooo:paragraph-rsid="00170db2"/>
    </style:style>
    <style:style style:name="P38" style:family="paragraph" style:parent-style-name="Text_20_body">
      <style:text-properties officeooo:rsid="00170db2" officeooo:paragraph-rsid="00183d96"/>
    </style:style>
    <style:style style:name="P39" style:family="paragraph" style:parent-style-name="Text_20_body">
      <style:text-properties officeooo:rsid="0019dba6" officeooo:paragraph-rsid="001f1b95"/>
    </style:style>
    <style:style style:name="P40" style:family="paragraph" style:parent-style-name="Text_20_body">
      <style:text-properties officeooo:rsid="001a99d4" officeooo:paragraph-rsid="001a99d4"/>
    </style:style>
    <style:style style:name="P41" style:family="paragraph" style:parent-style-name="Text_20_body">
      <style:text-properties officeooo:rsid="001fe14d" officeooo:paragraph-rsid="001fe14d"/>
    </style:style>
    <style:style style:name="P42" style:family="paragraph" style:parent-style-name="Table_20_Heading">
      <style:text-properties officeooo:rsid="0020692e" officeooo:paragraph-rsid="0020692e"/>
    </style:style>
    <style:style style:name="P43" style:family="paragraph" style:parent-style-name="Table_20_Heading">
      <style:text-properties officeooo:rsid="003f505a" officeooo:paragraph-rsid="003f505a"/>
    </style:style>
    <style:style style:name="P44" style:family="paragraph" style:parent-style-name="Subtitle">
      <style:text-properties officeooo:rsid="0014e46c" officeooo:paragraph-rsid="0014e46c"/>
    </style:style>
    <style:style style:name="P45" style:family="paragraph" style:parent-style-name="Footnote">
      <style:text-properties officeooo:rsid="002808c2" officeooo:paragraph-rsid="002808c2"/>
    </style:style>
    <style:style style:name="P46" style:family="paragraph" style:parent-style-name="Footnote">
      <style:text-properties officeooo:rsid="00290ba6" officeooo:paragraph-rsid="00290ba6"/>
    </style:style>
    <style:style style:name="P47" style:family="paragraph" style:parent-style-name="Footnote">
      <style:text-properties officeooo:rsid="002c027a" officeooo:paragraph-rsid="002c027a"/>
    </style:style>
    <style:style style:name="P48" style:family="paragraph" style:parent-style-name="Footnote">
      <style:text-properties officeooo:rsid="002e3dc2" officeooo:paragraph-rsid="002e3dc2"/>
    </style:style>
    <style:style style:name="P49" style:family="paragraph" style:parent-style-name="Footnote">
      <style:text-properties officeooo:rsid="00333698" officeooo:paragraph-rsid="00333698"/>
    </style:style>
    <style:style style:name="P50" style:family="paragraph" style:parent-style-name="Footnote">
      <style:text-properties officeooo:rsid="0033ebec" officeooo:paragraph-rsid="0033ebec"/>
    </style:style>
    <style:style style:name="P51" style:family="paragraph" style:parent-style-name="Table">
      <style:paragraph-properties fo:keep-with-next="always"/>
    </style:style>
    <style:style style:name="P52" style:family="paragraph" style:parent-style-name="Heading_20_1">
      <style:text-properties officeooo:rsid="001fe14d" officeooo:paragraph-rsid="001fe14d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text-properties officeooo:rsid="004d9368" officeooo:paragraph-rsid="004d9368"/>
    </style:style>
    <style:style style:name="P55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56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style:style style:name="T20" style:family="text">
      <style:text-properties officeooo:rsid="004bea4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44">#degrowth #sustainable-consumption #ubuntu #linux <text:line-break/>#open-source #guitar #minimalism #podcasts #<text:span text:style-name="T11">languages</text:span></text:p>
      <text:h text:style-name="Heading_20_1" text:outline-level="1">Who am I?</text:h>
      <text:p text:style-name="P36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45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40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45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37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46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46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46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46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46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46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46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46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38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38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49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52" text:outline-level="1">What am I <text:span text:style-name="T14">a little bit </text:span>proud of?</text:h>
      <text:p text:style-name="P41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47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47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39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50">At present this table only includes things I consume in my private life and exludes things I consume at work.</text:p></text:note-body></text:note></text:span><text:span text:style-name="T6">.</text:span></text:p>
      <text:p text:style-name="P51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42">Product</text:p>
          </table:table-cell>
          <table:table-cell table:style-name="RegularSustainableConsumption.B1" office:value-type="string">
            <text:p text:style-name="P43">Utility</text:p>
          </table:table-cell>
          <table:table-cell table:style-name="RegularSustainableConsumption.B1" office:value-type="string">
            <text:p text:style-name="P42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42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8">GNU</text:p>
          </table:table-cell>
          <table:table-cell table:style-name="RegularSustainableConsumption.B2" office:value-type="string">
            <text:p text:style-name="P20"/>
          </table:table-cell>
          <table:table-cell table:style-name="RegularSustainableConsumption.C2" office:value-type="string">
            <text:p text:style-name="P5"/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2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3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buntu</text:p>
          </table:table-cell>
          <table:table-cell table:style-name="RegularSustainableConsumption.B4" office:value-type="string">
            <text:p text:style-name="P20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MATE</text:p>
          </table:table-cell>
          <table:table-cell table:style-name="RegularSustainableConsumption.B5" office:value-type="string">
            <text:p text:style-name="P20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2">Ubuntu MATE</text:p>
          </table:table-cell>
          <table:table-cell table:style-name="RegularSustainableConsumption.B6" office:value-type="string">
            <text:p text:style-name="P19">The Linux distribution that allows me to get my work done efficiently</text:p>
          </table:table-cell>
          <table:table-cell table:style-name="RegularSustainableConsumption.C6" office:value-type="string">
            <text:p text:style-name="P18">X</text:p>
          </table:table-cell>
          <table:table-cell table:style-name="RegularSustainableConsumption.D6" office:value-type="string">
            <text:p text:style-name="P28">X</text:p>
          </table:table-cell>
        </table:table-row>
        <table:table-row>
          <table:table-cell table:style-name="RegularSustainableConsumption.A73" office:value-type="string">
            <text:p text:style-name="P12">Master PDF Editor</text:p>
          </table:table-cell>
          <table:table-cell table:style-name="RegularSustainableConsumption.B7" office:value-type="string">
            <text:p text:style-name="P13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2">LibreOffice</text:p>
          </table:table-cell>
          <table:table-cell table:style-name="RegularSustainableConsumption.B8" office:value-type="string">
            <text:p text:style-name="P20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LP</text:p>
          </table:table-cell>
          <table:table-cell table:style-name="RegularSustainableConsumption.B9" office:value-type="string">
            <text:p text:style-name="P20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MPlayer</text:p>
          </table:table-cell>
          <table:table-cell table:style-name="RegularSustainableConsumption.B10" office:value-type="string">
            <text:p text:style-name="P20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reen Recorder</text:p>
          </table:table-cell>
          <table:table-cell table:style-name="RegularSustainableConsumption.B11" office:value-type="string">
            <text:p text:style-name="P26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7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eek</text:p>
          </table:table-cell>
          <table:table-cell table:style-name="RegularSustainableConsumption.B12" office:value-type="string">
            <text:p text:style-name="P20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Language Tool</text:p>
          </table:table-cell>
          <table:table-cell table:style-name="RegularSustainableConsumption.B13" office:value-type="string">
            <text:p text:style-name="P20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4">Authenticator</text:p>
          </table:table-cell>
          <table:table-cell table:style-name="RegularSustainableConsumption.B14" office:value-type="string">
            <text:p text:style-name="P15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6">Autofill</text:p>
          </table:table-cell>
          <table:table-cell table:style-name="RegularSustainableConsumption.B15" office:value-type="string">
            <text:p text:style-name="P17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rammarly</text:p>
          </table:table-cell>
          <table:table-cell table:style-name="RegularSustainableConsumption.B16" office:value-type="string">
            <text:p text:style-name="P15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ext:soft-page-break/>
        <table:table-row>
          <table:table-cell table:style-name="RegularSustainableConsumption.A73" office:value-type="string">
            <text:p text:style-name="P4">Wikipedia</text:p>
          </table:table-cell>
          <table:table-cell table:style-name="RegularSustainableConsumption.B18" office:value-type="string">
            <text:p text:style-name="P20">Service</text:p>
          </table:table-cell>
          <table:table-cell table:style-name="RegularSustainableConsumption.C18" office:value-type="string">
            <text:p text:style-name="P5"/>
          </table:table-cell>
          <table:table-cell table:style-name="RegularSustainableConsumption.D1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54">Google Translate</text:p>
          </table:table-cell>
          <table:table-cell table:style-name="RegularSustainableConsumption.B18" office:value-type="string">
            <text:p text:style-name="P56">Google Translate helps me to improve my language proficiency through the translation of content for Ubuntu MATE</text:p>
          </table:table-cell>
          <table:table-cell table:style-name="RegularSustainableConsumption.C18" office:value-type="string">
            <text:p text:style-name="P5"/>
          </table:table-cell>
          <table:table-cell table:style-name="RegularSustainableConsumption.D18" office:value-type="string">
            <text:p text:style-name="P55">X</text:p>
          </table:table-cell>
        </table:table-row>
        <table:table-row>
          <table:table-cell table:style-name="RegularSustainableConsumption.A73" office:value-type="string">
            <text:p text:style-name="P4">Hello Internet</text:p>
          </table:table-cell>
          <table:table-cell table:style-name="RegularSustainableConsumption.B19" office:value-type="string">
            <text:p text:style-name="P19">A podcast that makes me laugh and smile</text:p>
          </table:table-cell>
          <table:table-cell table:style-name="RegularSustainableConsumption.C19" office:value-type="string">
            <text:p text:style-name="P18">X</text:p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Late Night Linux</text:p>
          </table:table-cell>
          <table:table-cell table:style-name="RegularSustainableConsumption.B20" office:value-type="string">
            <text:p text:style-name="P35">A podcast that entertains me with interesting discussions <text:span text:style-name="T20">about</text:span> Linux</text:p>
          </table:table-cell>
          <table:table-cell table:style-name="RegularSustainableConsumption.C20" office:value-type="string">
            <text:p text:style-name="P34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buntu Podcast</text:p>
          </table:table-cell>
          <table:table-cell table:style-name="RegularSustainableConsumption.B21" office:value-type="string">
            <text:p text:style-name="P20">Podcast</text:p>
          </table:table-cell>
          <table:table-cell table:style-name="RegularSustainableConsumption.C21" office:value-type="string">
            <text:p text:style-name="P5"/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ortex</text:p>
          </table:table-cell>
          <table:table-cell table:style-name="RegularSustainableConsumption.B22" office:value-type="string">
            <text:p text:style-name="P20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On Being</text:p>
          </table:table-cell>
          <table:table-cell table:style-name="RegularSustainableConsumption.B23" office:value-type="string">
            <text:p text:style-name="P20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C Games</text:p>
          </table:table-cell>
          <table:table-cell table:style-name="RegularSustainableConsumption.B24" office:value-type="string">
            <text:p text:style-name="P19">A podcast that makes me think of the days of my childhood</text:p>
          </table:table-cell>
          <table:table-cell table:style-name="RegularSustainableConsumption.C24" office:value-type="string">
            <text:p text:style-name="P18">X</text:p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amestar</text:p>
          </table:table-cell>
          <table:table-cell table:style-name="RegularSustainableConsumption.B25" office:value-type="string">
            <text:p text:style-name="P20">Podcast</text:p>
          </table:table-cell>
          <table:table-cell table:style-name="RegularSustainableConsumption.C25" office:value-type="string">
            <text:p text:style-name="P5"/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heute-show</text:p>
          </table:table-cell>
          <table:table-cell table:style-name="RegularSustainableConsumption.B26" office:value-type="string">
            <text:p text:style-name="P20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extra3</text:p>
          </table:table-cell>
          <table:table-cell table:style-name="RegularSustainableConsumption.B27" office:value-type="string">
            <text:p text:style-name="P20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afe Eyes</text:p>
          </table:table-cell>
          <table:table-cell table:style-name="RegularSustainableConsumption.B28" office:value-type="string">
            <text:p text:style-name="P20">Software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opyQ</text:p>
          </table:table-cell>
          <table:table-cell table:style-name="RegularSustainableConsumption.B29" office:value-type="string">
            <text:p text:style-name="P20">Software</text:p>
          </table:table-cell>
          <table:table-cell table:style-name="RegularSustainableConsumption.C29" office:value-type="string">
            <text:p text:style-name="P11">X</text:p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uttlefish</text:p>
          </table:table-cell>
          <table:table-cell table:style-name="RegularSustainableConsumption.B30" office:value-type="string">
            <text:p text:style-name="P20">Software</text:p>
          </table:table-cell>
          <table:table-cell table:style-name="RegularSustainableConsumption.C30" office:value-type="string">
            <text:p text:style-name="P5"/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Audacity</text:p>
          </table:table-cell>
          <table:table-cell table:style-name="RegularSustainableConsumption.B31" office:value-type="string">
            <text:p text:style-name="P20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Inkscape</text:p>
          </table:table-cell>
          <table:table-cell table:style-name="RegularSustainableConsumption.B32" office:value-type="string">
            <text:p text:style-name="P20">Software</text:p>
          </table:table-cell>
          <table:table-cell table:style-name="RegularSustainableConsumption.C32" office:value-type="string">
            <text:p text:style-name="P5"/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MP</text:p>
          </table:table-cell>
          <table:table-cell table:style-name="RegularSustainableConsumption.B33" office:value-type="string">
            <text:p text:style-name="P20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elegram</text:p>
          </table:table-cell>
          <table:table-cell table:style-name="RegularSustainableConsumption.B34" office:value-type="string">
            <text:p text:style-name="P20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odcast Addict</text:p>
          </table:table-cell>
          <table:table-cell table:style-name="RegularSustainableConsumption.B35" office:value-type="string">
            <text:p text:style-name="P20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hunderbird</text:p>
          </table:table-cell>
          <table:table-cell table:style-name="RegularSustainableConsumption.B36" office:value-type="string">
            <text:p text:style-name="P20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37" office:value-type="string">
            <text:p text:style-name="P29">Anoise</text:p>
          </table:table-cell>
          <table:table-cell table:style-name="RegularSustainableConsumption.B37" office:value-type="string">
            <text:p text:style-name="P30">I use this software application to generate sounds that help me work in front of my laptop with more calmness</text:p>
          </table:table-cell>
          <table:table-cell table:style-name="RegularSustainableConsumption.C37" office:value-type="string">
            <text:p text:style-name="P31">X</text:p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oogle Chrome</text:p>
          </table:table-cell>
          <table:table-cell table:style-name="RegularSustainableConsumption.B38" office:value-type="string">
            <text:p text:style-name="P20">Software</text:p>
          </table:table-cell>
          <table:table-cell table:style-name="RegularSustainableConsumption.C38" office:value-type="string">
            <text:p text:style-name="P5"/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/>
          </table:table-cell>
          <table:table-cell table:style-name="RegularSustainableConsumption.B39" office:value-type="string">
            <text:p text:style-name="P21"/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Block</text:p>
          </table:table-cell>
          <table:table-cell table:style-name="RegularSustainableConsumption.B40" office:value-type="string">
            <text:p text:style-name="P10">Chrome Extension</text:p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HTTPS Everywhere</text:p>
          </table:table-cell>
          <table:table-cell table:style-name="RegularSustainableConsumption.B41" office:value-type="string">
            <text:p text:style-name="P10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Read Aloud</text:p>
          </table:table-cell>
          <table:table-cell table:style-name="RegularSustainableConsumption.B42" office:value-type="string">
            <text:p text:style-name="P10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rivacy Badger</text:p>
          </table:table-cell>
          <table:table-cell table:style-name="RegularSustainableConsumption.B43" office:value-type="string">
            <text:p text:style-name="P10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New Tab Notes</text:p>
          </table:table-cell>
          <table:table-cell table:style-name="RegularSustainableConsumption.B44" office:value-type="string">
            <text:p text:style-name="P10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9">Autofill</text:p>
          </table:table-cell>
          <table:table-cell table:style-name="RegularSustainableConsumption.B45" office:value-type="string">
            <text:p text:style-name="P10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SRLT</text:p>
          </table:table-cell>
          <table:table-cell table:style-name="RegularSustainableConsumption.B46" office:value-type="string">
            <text:p text:style-name="P10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oogle Calendar</text:p>
          </table:table-cell>
          <table:table-cell table:style-name="RegularSustainableConsumption.B47" office:value-type="string">
            <text:p text:style-name="P10">Web App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ext:soft-page-break/>
        <table:table-row>
          <table:table-cell table:style-name="RegularSustainableConsumption.A73" office:value-type="string">
            <text:p text:style-name="P4">Gmail</text:p>
          </table:table-cell>
          <table:table-cell table:style-name="RegularSustainableConsumption.B48" office:value-type="string">
            <text:p text:style-name="P20">Service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mail Offline</text:p>
          </table:table-cell>
          <table:table-cell table:style-name="RegularSustainableConsumption.B49" office:value-type="string">
            <text:p text:style-name="P22">Service/Web App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Markdown</text:p>
          </table:table-cell>
          <table:table-cell table:style-name="RegularSustainableConsumption.B50" office:value-type="string">
            <text:p text:style-name="P22">Taxonomy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houtEngine</text:p>
          </table:table-cell>
          <table:table-cell table:style-name="RegularSustainableConsumption.B51" office:value-type="string">
            <text:p text:style-name="P20">Service/ <text:span text:style-name="T15">Web App</text:span>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WhatsApp</text:p>
          </table:table-cell>
          <table:table-cell table:style-name="RegularSustainableConsumption.B52" office:value-type="string">
            <text:p text:style-name="P20"><text:span text:style-name="T15">Android </text:span>App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6">Skype</text:p>
          </table:table-cell>
          <table:table-cell table:style-name="RegularSustainableConsumption.B53" office:value-type="string">
            <text:p text:style-name="P7">Software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Facebook</text:p>
          </table:table-cell>
          <table:table-cell table:style-name="RegularSustainableConsumption.B54" office:value-type="string">
            <text:p text:style-name="P20">Servic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Messenger</text:p>
          </table:table-cell>
          <table:table-cell table:style-name="RegularSustainableConsumption.B55" office:value-type="string">
            <text:p text:style-name="P20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nison</text:p>
          </table:table-cell>
          <table:table-cell table:style-name="RegularSustainableConsumption.B56" office:value-type="string">
            <text:p text:style-name="P20">Softwar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rashPlan</text:p>
          </table:table-cell>
          <table:table-cell table:style-name="RegularSustainableConsumption.B57" office:value-type="string">
            <text:p text:style-name="P20">Software/Servic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asker</text:p>
          </table:table-cell>
          <table:table-cell table:style-name="RegularSustainableConsumption.B58" office:value-type="string">
            <text:p text:style-name="P20"><text:span text:style-name="T16">Android </text:span>App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Redshift</text:p>
          </table:table-cell>
          <table:table-cell table:style-name="RegularSustainableConsumption.B59" office:value-type="string">
            <text:p text:style-name="P20">Software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hutter</text:p>
          </table:table-cell>
          <table:table-cell table:style-name="RegularSustainableConsumption.B60" office:value-type="string">
            <text:p text:style-name="P20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Albert</text:p>
          </table:table-cell>
          <table:table-cell table:style-name="RegularSustainableConsumption.B61" office:value-type="string">
            <text:p text:style-name="P24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1" office:value-type="string">
            <text:p text:style-name="P25">X</text:p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Atom</text:p>
          </table:table-cell>
          <table:table-cell table:style-name="RegularSustainableConsumption.B62" office:value-type="string">
            <text:p text:style-name="P20">Software</text:p>
          </table:table-cell>
          <table:table-cell table:style-name="RegularSustainableConsumption.C62" office:value-type="string">
            <text:p text:style-name="P5"/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thub</text:p>
          </table:table-cell>
          <table:table-cell table:style-name="RegularSustainableConsumption.B63" office:value-type="string">
            <text:p text:style-name="P20">Servic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thub Pages</text:p>
          </table:table-cell>
          <table:table-cell table:style-name="RegularSustainableConsumption.B64" office:value-type="string">
            <text:p text:style-name="P20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t</text:p>
          </table:table-cell>
          <table:table-cell table:style-name="RegularSustainableConsumption.B65" office:value-type="string">
            <text:p text:style-name="P20">Softwar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Bountysource</text:p>
          </table:table-cell>
          <table:table-cell table:style-name="RegularSustainableConsumption.B66" office:value-type="string">
            <text:p text:style-name="P20">Servic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Flattr</text:p>
          </table:table-cell>
          <table:table-cell table:style-name="RegularSustainableConsumption.B67" office:value-type="string">
            <text:p text:style-name="P20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ayPal</text:p>
          </table:table-cell>
          <table:table-cell table:style-name="RegularSustainableConsumption.B68" office:value-type="string">
            <text:p text:style-name="P20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atreon</text:p>
          </table:table-cell>
          <table:table-cell table:style-name="RegularSustainableConsumption.B69" office:value-type="string">
            <text:p text:style-name="P20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WordPress</text:p>
          </table:table-cell>
          <table:table-cell table:style-name="RegularSustainableConsumption.B70" office:value-type="string">
            <text:p text:style-name="P3">Software/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<text:span text:style-name="T7">A</text:span>rchive.is</text:p>
          </table:table-cell>
          <table:table-cell table:style-name="RegularSustainableConsumption.B71" office:value-type="string">
            <text:p text:style-name="P3">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72" office:value-type="string">
            <text:p text:style-name="P3">Service</text:p>
          </table:table-cell>
          <table:table-cell table:style-name="RegularSustainableConsumption.C72" office:value-type="string">
            <text:p text:style-name="P5"/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<text:span text:style-name="T7">W</text:span>ebcitation.org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Archieveror</text:p>
          </table:table-cell>
          <table:table-cell table:style-name="RegularSustainableConsumption.B74" office:value-type="string">
            <text:p text:style-name="P23">Chrome Extension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</table:table>
      <text:h text:style-name="Heading_20_1" text:outline-level="1">Credits</text:h>
      <text:p text:style-name="P41">I update<text:span text:style-name="T8">d</text:span> this simple website <text:span text:style-name="T8">with</text:span> ♥ <text:span text:style-name="T8">on </text:span><text:span text:style-name="T8"><text:date style:data-style-name="N37" text:date-value="2017-06-05T06:29:32.066750493">06/05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48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05T06:29:31.943183050</dc:date>
    <dc:creator>Robert Orzanna</dc:creator>
    <meta:editing-duration>PT7H25S</meta:editing-duration>
    <meta:editing-cycles>73</meta:editing-cycles>
    <meta:generator>LibreOffice/5.3.3.2$Linux_X86_64 LibreOffice_project/30m0$Build-2</meta:generator>
    <dc:subject>Welcome to my personal website</dc:subject>
    <dc:title>Robert Orzanna: #degrowth #open-source #voluntary-simplicity</dc:title>
    <dc:description>#degrowth #sustainable-consumption #ubuntu #linux #open-source #guitar #minimalism #podcasts #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keyword>voluntary simplicity</meta:keyword>
    <meta:document-statistic meta:table-count="1" meta:image-count="0" meta:object-count="0" meta:page-count="4" meta:paragraph-count="192" meta:word-count="929" meta:character-count="5734" meta:non-whitespace-character-count="4993"/>
  </office:meta>
</office:document-meta>
</file>